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CC636C8E3B72A5D9C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3.21cm" fo:min-width="0.64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6cm" svg:height="15.8cm" svg:x="0.127cm" svg:y="0.046cm">
          <draw:image xlink:href="Pictures/10000000000003E8000003CC636C8E3B72A5D9CF.jpg" xlink:type="simple" xlink:show="embed" xlink:actuate="onLoad" loext:mime-type="image/jpeg">
            <text:p/>
          </draw:image>
        </draw:frame>
        <draw:custom-shape draw:style-name="gr2" draw:text-style-name="P2" draw:layer="layout" svg:width="2.286cm" svg:height="4.318cm" svg:x="7.259cm" svg:y="6.37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11:12:39.451141490</dc:date>
    <meta:editing-duration>PT19M2S</meta:editing-duration>
    <meta:editing-cycles>5</meta:editing-cycles>
    <meta:generator>LibreOffice/6.4.4.2$Linux_X86_64 LibreOffice_project/40$Build-2</meta:generator>
    <meta:document-statistic meta:object-count="2"/>
  </office:meta>
</office:document-meta>
</file>